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73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18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dee7e5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8" table:style-name="ta1">
        <office:forms form:automatic-focus="false" form:apply-design-mode="false"/>
        <table:table-column table:style-name="co1" table:number-columns-repeated="15" table:default-cell-style-name="ce1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13" table:default-cell-style-name="ce2"/>
        <table:table-column table:style-name="co2" table:number-columns-repeated="16353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]" office:value-type="float" office:value="12" calcext:value-type="float">
            <text:p>12</text:p>
          </table:table-cell>
          <table:table-cell table:formula="of:=[.Q1]+IF([.A1]&lt;[.B1];[.B1];0)" office:value-type="float" office:value="100" calcext:value-type="float">
            <text:p>100</text:p>
          </table:table-cell>
          <table:table-cell table:formula="of:=[.R1]+IF([.B1]&lt;[.C1];[.C1];0)" office:value-type="float" office:value="100" calcext:value-type="float">
            <text:p>100</text:p>
          </table:table-cell>
          <table:table-cell table:formula="of:=[.S1]+IF([.C1]&lt;[.D1];[.D1];0)" office:value-type="float" office:value="163" calcext:value-type="float">
            <text:p>163</text:p>
          </table:table-cell>
          <table:table-cell table:formula="of:=[.T1]+IF([.D1]&lt;[.E1];[.E1];0)" office:value-type="float" office:value="240" calcext:value-type="float">
            <text:p>240</text:p>
          </table:table-cell>
          <table:table-cell table:formula="of:=[.U1]+IF([.E1]&lt;[.F1];[.F1];0)" office:value-type="float" office:value="240" calcext:value-type="float">
            <text:p>240</text:p>
          </table:table-cell>
          <table:table-cell table:formula="of:=[.V1]+IF([.F1]&lt;[.G1];[.G1];0)" office:value-type="float" office:value="240" calcext:value-type="float">
            <text:p>240</text:p>
          </table:table-cell>
          <table:table-cell table:formula="of:=[.W1]+IF([.G1]&lt;[.H1];[.H1];0)" office:value-type="float" office:value="338" calcext:value-type="float">
            <text:p>338</text:p>
          </table:table-cell>
          <table:table-cell table:formula="of:=[.X1]+IF([.H1]&lt;[.I1];[.I1];0)" office:value-type="float" office:value="338" calcext:value-type="float">
            <text:p>338</text:p>
          </table:table-cell>
          <table:table-cell table:formula="of:=[.Y1]+IF([.I1]&lt;[.J1];[.J1];0)" office:value-type="float" office:value="338" calcext:value-type="float">
            <text:p>338</text:p>
          </table:table-cell>
          <table:table-cell table:formula="of:=[.Z1]+IF([.J1]&lt;[.K1];[.K1];0)" office:value-type="float" office:value="338" calcext:value-type="float">
            <text:p>338</text:p>
          </table:table-cell>
          <table:table-cell table:formula="of:=[.AA1]+IF([.K1]&lt;[.L1];[.L1];0)" office:value-type="float" office:value="411" calcext:value-type="float">
            <text:p>411</text:p>
          </table:table-cell>
          <table:table-cell table:formula="of:=[.AB1]+IF([.L1]&lt;[.M1];[.M1];0)" office:value-type="float" office:value="411" calcext:value-type="float">
            <text:p>411</text:p>
          </table:table-cell>
          <table:table-cell table:formula="of:=[.AC1]+IF([.M1]&lt;[.N1];[.N1];0)" office:value-type="float" office:value="497" calcext:value-type="float">
            <text:p>497</text:p>
          </table:table-cell>
          <table:table-cell table:formula="of:=[.AD1]+IF([.N1]&lt;[.O1];[.O1];0)" office:value-type="float" office:value="497" calcext:value-type="float">
            <text:p>497</text:p>
          </table:table-cell>
          <table:table-cell table:style-name="Default" table:number-columns-repeated="163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Q1]+IF([.A1]&lt;[.A2];[.A2];0)" office:value-type="float" office:value="12" calcext:value-type="float">
            <text:p>12</text:p>
          </table:table-cell>
          <table:table-cell table:formula="of:=MAX(IF([.B1]&lt;[.B2];[.B2]+[.R1];[.R1]);IF([.A2]&lt;[.B2];[.Q2]+[.B2];[.Q2]))" office:value-type="float" office:value="100" calcext:value-type="float">
            <text:p>100</text:p>
          </table:table-cell>
          <table:table-cell table:formula="of:=MAX(IF([.C1]&lt;[.C2];[.C2]+[.S1];[.S1]);IF([.B2]&lt;[.C2];[.R2]+[.C2];[.R2]))" office:value-type="float" office:value="100" calcext:value-type="float">
            <text:p>100</text:p>
          </table:table-cell>
          <table:table-cell table:formula="of:=MAX(IF([.D1]&lt;[.D2];[.D2]+[.T1];[.T1]);IF([.C2]&lt;[.D2];[.S2]+[.D2];[.S2]))" office:value-type="float" office:value="163" calcext:value-type="float">
            <text:p>163</text:p>
          </table:table-cell>
          <table:table-cell table:formula="of:=MAX(IF([.E1]&lt;[.E2];[.E2]+[.U1];[.U1]);IF([.D2]&lt;[.E2];[.T2]+[.E2];[.T2]))" office:value-type="float" office:value="240" calcext:value-type="float">
            <text:p>240</text:p>
          </table:table-cell>
          <table:table-cell table:formula="of:=MAX(IF([.F1]&lt;[.F2];[.F2]+[.V1];[.V1]);IF([.E2]&lt;[.F2];[.U2]+[.F2];[.U2]))" office:value-type="float" office:value="305" calcext:value-type="float">
            <text:p>305</text:p>
          </table:table-cell>
          <table:table-cell table:formula="of:=MAX(IF([.G1]&lt;[.G2];[.G2]+[.W1];[.W1]);IF([.F2]&lt;[.G2];[.V2]+[.G2];[.V2]))" office:value-type="float" office:value="305" calcext:value-type="float">
            <text:p>305</text:p>
          </table:table-cell>
          <table:table-cell table:formula="of:=MAX(IF([.H1]&lt;[.H2];[.H2]+[.X1];[.X1]);IF([.G2]&lt;[.H2];[.W2]+[.H2];[.W2]))" office:value-type="float" office:value="338" calcext:value-type="float">
            <text:p>338</text:p>
          </table:table-cell>
          <table:table-cell table:formula="of:=MAX(IF([.I1]&lt;[.I2];[.I2]+[.Y1];[.Y1]);IF([.H2]&lt;[.I2];[.X2]+[.I2];[.X2]))" office:value-type="float" office:value="383" calcext:value-type="float">
            <text:p>383</text:p>
          </table:table-cell>
          <table:table-cell table:formula="of:=MAX(IF([.J1]&lt;[.J2];[.J2]+[.Z1];[.Z1]);IF([.I2]&lt;[.J2];[.Y2]+[.J2];[.Y2]))" office:value-type="float" office:value="461" calcext:value-type="float">
            <text:p>461</text:p>
          </table:table-cell>
          <table:table-cell table:formula="of:=MAX(IF([.K1]&lt;[.K2];[.K2]+[.AA1];[.AA1]);IF([.J2]&lt;[.K2];[.Z2]+[.K2];[.Z2]))" office:value-type="float" office:value="461" calcext:value-type="float">
            <text:p>461</text:p>
          </table:table-cell>
          <table:table-cell table:formula="of:=MAX(IF([.L1]&lt;[.L2];[.L2]+[.AB1];[.AB1]);IF([.K2]&lt;[.L2];[.AA2]+[.L2];[.AA2]))" office:value-type="float" office:value="492" calcext:value-type="float">
            <text:p>492</text:p>
          </table:table-cell>
          <table:table-cell table:formula="of:=MAX(IF([.M1]&lt;[.M2];[.M2]+[.AC1];[.AC1]);IF([.L2]&lt;[.M2];[.AB2]+[.M2];[.AB2]))" office:value-type="float" office:value="583" calcext:value-type="float">
            <text:p>583</text:p>
          </table:table-cell>
          <table:table-cell table:formula="of:=MAX(IF([.N1]&lt;[.N2];[.N2]+[.AD1];[.AD1]);IF([.M2]&lt;[.N2];[.AC2]+[.N2];[.AC2]))" office:value-type="float" office:value="583" calcext:value-type="float">
            <text:p>583</text:p>
          </table:table-cell>
          <table:table-cell table:formula="of:=MAX(IF([.O1]&lt;[.O2];[.O2]+[.AE1];[.AE1]);IF([.N2]&lt;[.O2];[.AD2]+[.O2];[.AD2]))" office:value-type="float" office:value="669" calcext:value-type="float">
            <text:p>669</text:p>
          </table:table-cell>
          <table:table-cell table:style-name="Default" table:number-columns-repeated="1635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Q2]+IF([.A2]&lt;[.A3];[.A3];0)" office:value-type="float" office:value="73" calcext:value-type="float">
            <text:p>73</text:p>
          </table:table-cell>
          <table:table-cell table:formula="of:=MAX(IF([.B2]&lt;[.B3];[.B3]+[.R2];[.R2]);IF([.A3]&lt;[.B3];[.Q3]+[.B3];[.Q3]))" office:value-type="float" office:value="100" calcext:value-type="float">
            <text:p>100</text:p>
          </table:table-cell>
          <table:table-cell table:formula="of:=MAX(IF([.C2]&lt;[.C3];[.C3]+[.S2];[.S2]);IF([.B3]&lt;[.C3];[.R3]+[.C3];[.R3]))" office:value-type="float" office:value="146" calcext:value-type="float">
            <text:p>146</text:p>
          </table:table-cell>
          <table:table-cell table:formula="of:=MAX(IF([.D2]&lt;[.D3];[.D3]+[.T2];[.T2]);IF([.C3]&lt;[.D3];[.S3]+[.D3];[.S3]))" office:value-type="float" office:value="233" calcext:value-type="float">
            <text:p>233</text:p>
          </table:table-cell>
          <table:table-cell table:formula="of:=MAX(IF([.E2]&lt;[.E3];[.E3]+[.U2];[.U2]);IF([.D3]&lt;[.E3];[.T3]+[.E3];[.T3]))" office:value-type="float" office:value="279" calcext:value-type="float">
            <text:p>279</text:p>
          </table:table-cell>
          <table:table-cell table:formula="of:=MAX(IF([.F2]&lt;[.F3];[.F3]+[.V2];[.V2]);IF([.E3]&lt;[.F3];[.U3]+[.F3];[.U3]))" office:value-type="float" office:value="305" calcext:value-type="float">
            <text:p>305</text:p>
          </table:table-cell>
          <table:table-cell table:formula="of:=MAX(IF([.G2]&lt;[.G3];[.G3]+[.W2];[.W2]);IF([.F3]&lt;[.G3];[.V3]+[.G3];[.V3]))" office:value-type="float" office:value="381" calcext:value-type="float">
            <text:p>381</text:p>
          </table:table-cell>
          <table:table-cell table:formula="of:=MAX(IF([.H2]&lt;[.H3];[.H3]+[.X2];[.X2]);IF([.G3]&lt;[.H3];[.W3]+[.H3];[.W3]))" office:value-type="float" office:value="381" calcext:value-type="float">
            <text:p>381</text:p>
          </table:table-cell>
          <table:table-cell table:formula="of:=MAX(IF([.I2]&lt;[.I3];[.I3]+[.Y2];[.Y2]);IF([.H3]&lt;[.I3];[.X3]+[.I3];[.X3]))" office:value-type="float" office:value="383" calcext:value-type="float">
            <text:p>383</text:p>
          </table:table-cell>
          <table:table-cell table:formula="of:=MAX(IF([.J2]&lt;[.J3];[.J3]+[.Z2];[.Z2]);IF([.I3]&lt;[.J3];[.Y3]+[.J3];[.Y3]))" office:value-type="float" office:value="461" calcext:value-type="float">
            <text:p>461</text:p>
          </table:table-cell>
          <table:table-cell table:formula="of:=MAX(IF([.K2]&lt;[.K3];[.K3]+[.AA2];[.AA2]);IF([.J3]&lt;[.K3];[.Z3]+[.K3];[.Z3]))" office:value-type="float" office:value="523" calcext:value-type="float">
            <text:p>523</text:p>
          </table:table-cell>
          <table:table-cell table:formula="of:=MAX(IF([.L2]&lt;[.L3];[.L3]+[.AB2];[.AB2]);IF([.K3]&lt;[.L3];[.AA3]+[.L3];[.AA3]))" office:value-type="float" office:value="598" calcext:value-type="float">
            <text:p>598</text:p>
          </table:table-cell>
          <table:table-cell table:formula="of:=MAX(IF([.M2]&lt;[.M3];[.M3]+[.AC2];[.AC2]);IF([.L3]&lt;[.M3];[.AB3]+[.M3];[.AB3]))" office:value-type="float" office:value="598" calcext:value-type="float">
            <text:p>598</text:p>
          </table:table-cell>
          <table:table-cell table:formula="of:=MAX(IF([.N2]&lt;[.N3];[.N3]+[.AD2];[.AD2]);IF([.M3]&lt;[.N3];[.AC3]+[.N3];[.AC3]))" office:value-type="float" office:value="663" calcext:value-type="float">
            <text:p>663</text:p>
          </table:table-cell>
          <table:table-cell table:formula="of:=MAX(IF([.O2]&lt;[.O3];[.O3]+[.AE2];[.AE2]);IF([.N3]&lt;[.O3];[.AD3]+[.O3];[.AD3]))" office:value-type="float" office:value="669" calcext:value-type="float">
            <text:p>669</text:p>
          </table:table-cell>
          <table:table-cell table:style-name="Default" table:number-columns-repeated="163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Q3]+IF([.A3]&lt;[.A4];[.A4];0)" office:value-type="float" office:value="159" calcext:value-type="float">
            <text:p>159</text:p>
          </table:table-cell>
          <table:table-cell table:formula="of:=MAX(IF([.B3]&lt;[.B4];[.B4]+[.R3];[.R3]);IF([.A4]&lt;[.B4];[.Q4]+[.B4];[.Q4]))" office:value-type="float" office:value="173" calcext:value-type="float">
            <text:p>173</text:p>
          </table:table-cell>
          <table:table-cell table:formula="of:=MAX(IF([.C3]&lt;[.C4];[.C4]+[.S3];[.S3]);IF([.B4]&lt;[.C4];[.R4]+[.C4];[.R4]))" office:value-type="float" office:value="211" calcext:value-type="float">
            <text:p>211</text:p>
          </table:table-cell>
          <table:table-cell table:formula="of:=MAX(IF([.D3]&lt;[.D4];[.D4]+[.T3];[.T3]);IF([.C4]&lt;[.D4];[.S4]+[.D4];[.S4]))" office:value-type="float" office:value="233" calcext:value-type="float">
            <text:p>233</text:p>
          </table:table-cell>
          <table:table-cell table:formula="of:=MAX(IF([.E3]&lt;[.E4];[.E4]+[.U3];[.U3]);IF([.D4]&lt;[.E4];[.T4]+[.E4];[.T4]))" office:value-type="float" office:value="321" calcext:value-type="float">
            <text:p>321</text:p>
          </table:table-cell>
          <table:table-cell table:formula="of:=MAX(IF([.F3]&lt;[.F4];[.F4]+[.V3];[.V3]);IF([.E4]&lt;[.F4];[.U4]+[.F4];[.U4]))" office:value-type="float" office:value="321" calcext:value-type="float">
            <text:p>321</text:p>
          </table:table-cell>
          <table:table-cell table:formula="of:=MAX(IF([.G3]&lt;[.G4];[.G4]+[.W3];[.W3]);IF([.F4]&lt;[.G4];[.V4]+[.G4];[.V4]))" office:value-type="float" office:value="381" calcext:value-type="float">
            <text:p>381</text:p>
          </table:table-cell>
          <table:table-cell table:formula="of:=MAX(IF([.H3]&lt;[.H4];[.H4]+[.X3];[.X3]);IF([.G4]&lt;[.H4];[.W4]+[.H4];[.W4]))" office:value-type="float" office:value="473" calcext:value-type="float">
            <text:p>473</text:p>
          </table:table-cell>
          <table:table-cell table:formula="of:=MAX(IF([.I3]&lt;[.I4];[.I4]+[.Y3];[.Y3]);IF([.H4]&lt;[.I4];[.X4]+[.I4];[.X4]))" office:value-type="float" office:value="567" calcext:value-type="float">
            <text:p>567</text:p>
          </table:table-cell>
          <table:table-cell table:formula="of:=MAX(IF([.J3]&lt;[.J4];[.J4]+[.Z3];[.Z3]);IF([.I4]&lt;[.J4];[.Y4]+[.J4];[.Y4]))" office:value-type="float" office:value="567" calcext:value-type="float">
            <text:p>567</text:p>
          </table:table-cell>
          <table:table-cell table:formula="of:=MAX(IF([.K3]&lt;[.K4];[.K4]+[.AA3];[.AA3]);IF([.J4]&lt;[.K4];[.Z4]+[.K4];[.Z4]))" office:value-type="float" office:value="567" calcext:value-type="float">
            <text:p>567</text:p>
          </table:table-cell>
          <table:table-cell table:formula="of:=MAX(IF([.L3]&lt;[.L4];[.L4]+[.AB3];[.AB3]);IF([.K4]&lt;[.L4];[.AA4]+[.L4];[.AA4]))" office:value-type="float" office:value="676" calcext:value-type="float">
            <text:p>676</text:p>
          </table:table-cell>
          <table:table-cell table:formula="of:=MAX(IF([.M3]&lt;[.M4];[.M4]+[.AC3];[.AC3]);IF([.L4]&lt;[.M4];[.AB4]+[.M4];[.AB4]))" office:value-type="float" office:value="676" calcext:value-type="float">
            <text:p>676</text:p>
          </table:table-cell>
          <table:table-cell table:formula="of:=MAX(IF([.N3]&lt;[.N4];[.N4]+[.AD3];[.AD3]);IF([.M4]&lt;[.N4];[.AC4]+[.N4];[.AC4]))" office:value-type="float" office:value="773" calcext:value-type="float">
            <text:p>773</text:p>
          </table:table-cell>
          <table:table-cell table:formula="of:=MAX(IF([.O3]&lt;[.O4];[.O4]+[.AE3];[.AE3]);IF([.N4]&lt;[.O4];[.AD4]+[.O4];[.AD4]))" office:value-type="float" office:value="773" calcext:value-type="float">
            <text:p>773</text:p>
          </table:table-cell>
          <table:table-cell table:style-name="Default" table:number-columns-repeated="1635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Q4]+IF([.A4]&lt;[.A5];[.A5];0)" office:value-type="float" office:value="254" calcext:value-type="float">
            <text:p>254</text:p>
          </table:table-cell>
          <table:table-cell table:formula="of:=MAX(IF([.B4]&lt;[.B5];[.B5]+[.R4];[.R4]);IF([.A5]&lt;[.B5];[.Q5]+[.B5];[.Q5]))" office:value-type="float" office:value="254" calcext:value-type="float">
            <text:p>254</text:p>
          </table:table-cell>
          <table:table-cell table:formula="of:=MAX(IF([.C4]&lt;[.C5];[.C5]+[.S4];[.S4]);IF([.B5]&lt;[.C5];[.R5]+[.C5];[.R5]))" office:value-type="float" office:value="305" calcext:value-type="float">
            <text:p>305</text:p>
          </table:table-cell>
          <table:table-cell table:formula="of:=MAX(IF([.D4]&lt;[.D5];[.D5]+[.T4];[.T4]);IF([.C5]&lt;[.D5];[.S5]+[.D5];[.S5]))" office:value-type="float" office:value="367" calcext:value-type="float">
            <text:p>367</text:p>
          </table:table-cell>
          <table:table-cell table:formula="of:=MAX(IF([.E4]&lt;[.E5];[.E5]+[.U4];[.U4]);IF([.D5]&lt;[.E5];[.T5]+[.E5];[.T5]))" office:value-type="float" office:value="367" calcext:value-type="float">
            <text:p>367</text:p>
          </table:table-cell>
          <table:table-cell table:formula="of:=MAX(IF([.F4]&lt;[.F5];[.F5]+[.V4];[.V4]);IF([.E5]&lt;[.F5];[.U5]+[.F5];[.U5]))" office:value-type="float" office:value="381" calcext:value-type="float">
            <text:p>381</text:p>
          </table:table-cell>
          <table:table-cell table:formula="of:=MAX(IF([.G4]&lt;[.G5];[.G5]+[.W4];[.W4]);IF([.F5]&lt;[.G5];[.V5]+[.G5];[.V5]))" office:value-type="float" office:value="439" calcext:value-type="float">
            <text:p>439</text:p>
          </table:table-cell>
          <table:table-cell table:formula="of:=MAX(IF([.H4]&lt;[.H5];[.H5]+[.X4];[.X4]);IF([.G5]&lt;[.H5];[.W5]+[.H5];[.W5]))" office:value-type="float" office:value="473" calcext:value-type="float">
            <text:p>473</text:p>
          </table:table-cell>
          <table:table-cell table:formula="of:=MAX(IF([.I4]&lt;[.I5];[.I5]+[.Y4];[.Y4]);IF([.H5]&lt;[.I5];[.X5]+[.I5];[.X5]))" office:value-type="float" office:value="567" calcext:value-type="float">
            <text:p>567</text:p>
          </table:table-cell>
          <table:table-cell table:formula="of:=MAX(IF([.J4]&lt;[.J5];[.J5]+[.Z4];[.Z4]);IF([.I5]&lt;[.J5];[.Y5]+[.J5];[.Y5]))" office:value-type="float" office:value="664" calcext:value-type="float">
            <text:p>664</text:p>
          </table:table-cell>
          <table:table-cell table:formula="of:=MAX(IF([.K4]&lt;[.K5];[.K5]+[.AA4];[.AA4]);IF([.J5]&lt;[.K5];[.Z5]+[.K5];[.Z5]))" office:value-type="float" office:value="664" calcext:value-type="float">
            <text:p>664</text:p>
          </table:table-cell>
          <table:table-cell table:formula="of:=MAX(IF([.L4]&lt;[.L5];[.L5]+[.AB4];[.AB4]);IF([.K5]&lt;[.L5];[.AA5]+[.L5];[.AA5]))" office:value-type="float" office:value="676" calcext:value-type="float">
            <text:p>676</text:p>
          </table:table-cell>
          <table:table-cell table:formula="of:=MAX(IF([.M4]&lt;[.M5];[.M5]+[.AC4];[.AC4]);IF([.L5]&lt;[.M5];[.AB5]+[.M5];[.AB5]))" office:value-type="float" office:value="676" calcext:value-type="float">
            <text:p>676</text:p>
          </table:table-cell>
          <table:table-cell table:formula="of:=MAX(IF([.N4]&lt;[.N5];[.N5]+[.AD4];[.AD4]);IF([.M5]&lt;[.N5];[.AC5]+[.N5];[.AC5]))" office:value-type="float" office:value="773" calcext:value-type="float">
            <text:p>773</text:p>
          </table:table-cell>
          <table:table-cell table:formula="of:=MAX(IF([.O4]&lt;[.O5];[.O5]+[.AE4];[.AE4]);IF([.N5]&lt;[.O5];[.AD5]+[.O5];[.AD5]))" office:value-type="float" office:value="828" calcext:value-type="float">
            <text:p>828</text:p>
          </table:table-cell>
          <table:table-cell table:style-name="Default" table:number-columns-repeated="1635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Q5]+IF([.A5]&lt;[.A6];[.A6];0)" office:value-type="float" office:value="254" calcext:value-type="float">
            <text:p>254</text:p>
          </table:table-cell>
          <table:table-cell table:formula="of:=MAX(IF([.B5]&lt;[.B6];[.B6]+[.R5];[.R5]);IF([.A6]&lt;[.B6];[.Q6]+[.B6];[.Q6]))" office:value-type="float" office:value="297" calcext:value-type="float">
            <text:p>297</text:p>
          </table:table-cell>
          <table:table-cell table:formula="of:=MAX(IF([.C5]&lt;[.C6];[.C6]+[.S5];[.S5]);IF([.B6]&lt;[.C6];[.R6]+[.C6];[.R6]))" office:value-type="float" office:value="305" calcext:value-type="float">
            <text:p>305</text:p>
          </table:table-cell>
          <table:table-cell table:formula="of:=MAX(IF([.D5]&lt;[.D6];[.D6]+[.T5];[.T5]);IF([.C6]&lt;[.D6];[.S6]+[.D6];[.S6]))" office:value-type="float" office:value="444" calcext:value-type="float">
            <text:p>444</text:p>
          </table:table-cell>
          <table:table-cell table:formula="of:=MAX(IF([.E5]&lt;[.E6];[.E6]+[.U5];[.U5]);IF([.D6]&lt;[.E6];[.T6]+[.E6];[.T6]))" office:value-type="float" office:value="444" calcext:value-type="float">
            <text:p>444</text:p>
          </table:table-cell>
          <table:table-cell table:formula="of:=MAX(IF([.F5]&lt;[.F6];[.F6]+[.V5];[.V5]);IF([.E6]&lt;[.F6];[.U6]+[.F6];[.U6]))" office:value-type="float" office:value="444" calcext:value-type="float">
            <text:p>444</text:p>
          </table:table-cell>
          <table:table-cell table:formula="of:=MAX(IF([.G5]&lt;[.G6];[.G6]+[.W5];[.W5]);IF([.F6]&lt;[.G6];[.V6]+[.G6];[.V6]))" office:value-type="float" office:value="444" calcext:value-type="float">
            <text:p>444</text:p>
          </table:table-cell>
          <table:table-cell table:formula="of:=MAX(IF([.H5]&lt;[.H6];[.H6]+[.X5];[.X5]);IF([.G6]&lt;[.H6];[.W6]+[.H6];[.W6]))" office:value-type="float" office:value="531" calcext:value-type="float">
            <text:p>531</text:p>
          </table:table-cell>
          <table:table-cell table:formula="of:=MAX(IF([.I5]&lt;[.I6];[.I6]+[.Y5];[.Y5]);IF([.H6]&lt;[.I6];[.X6]+[.I6];[.X6]))" office:value-type="float" office:value="567" calcext:value-type="float">
            <text:p>567</text:p>
          </table:table-cell>
          <table:table-cell table:formula="of:=MAX(IF([.J5]&lt;[.J6];[.J6]+[.Z5];[.Z5]);IF([.I6]&lt;[.J6];[.Y6]+[.J6];[.Y6]))" office:value-type="float" office:value="664" calcext:value-type="float">
            <text:p>664</text:p>
          </table:table-cell>
          <table:table-cell table:formula="of:=MAX(IF([.K5]&lt;[.K6];[.K6]+[.AA5];[.AA5]);IF([.J6]&lt;[.K6];[.Z6]+[.K6];[.Z6]))" office:value-type="float" office:value="664" calcext:value-type="float">
            <text:p>664</text:p>
          </table:table-cell>
          <table:table-cell table:formula="of:=MAX(IF([.L5]&lt;[.L6];[.L6]+[.AB5];[.AB5]);IF([.K6]&lt;[.L6];[.AA6]+[.L6];[.AA6]))" office:value-type="float" office:value="774" calcext:value-type="float">
            <text:p>774</text:p>
          </table:table-cell>
          <table:table-cell table:formula="of:=MAX(IF([.M5]&lt;[.M6];[.M6]+[.AC5];[.AC5]);IF([.L6]&lt;[.M6];[.AB6]+[.M6];[.AB6]))" office:value-type="float" office:value="774" calcext:value-type="float">
            <text:p>774</text:p>
          </table:table-cell>
          <table:table-cell table:formula="of:=MAX(IF([.N5]&lt;[.N6];[.N6]+[.AD5];[.AD5]);IF([.M6]&lt;[.N6];[.AC6]+[.N6];[.AC6]))" office:value-type="float" office:value="862" calcext:value-type="float">
            <text:p>862</text:p>
          </table:table-cell>
          <table:table-cell table:formula="of:=MAX(IF([.O5]&lt;[.O6];[.O6]+[.AE5];[.AE5]);IF([.N6]&lt;[.O6];[.AD6]+[.O6];[.AD6]))" office:value-type="float" office:value="862" calcext:value-type="float">
            <text:p>862</text:p>
          </table:table-cell>
          <table:table-cell table:style-name="Default" table:number-columns-repeated="163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Q6]+IF([.A6]&lt;[.A7];[.A7];0)" office:value-type="float" office:value="254" calcext:value-type="float">
            <text:p>254</text:p>
          </table:table-cell>
          <table:table-cell table:formula="of:=MAX(IF([.B6]&lt;[.B7];[.B7]+[.R6];[.R6]);IF([.A7]&lt;[.B7];[.Q7]+[.B7];[.Q7]))" office:value-type="float" office:value="381" calcext:value-type="float">
            <text:p>381</text:p>
          </table:table-cell>
          <table:table-cell table:formula="of:=MAX(IF([.C6]&lt;[.C7];[.C7]+[.S6];[.S6]);IF([.B7]&lt;[.C7];[.R7]+[.C7];[.R7]))" office:value-type="float" office:value="381" calcext:value-type="float">
            <text:p>381</text:p>
          </table:table-cell>
          <table:table-cell table:formula="of:=MAX(IF([.D6]&lt;[.D7];[.D7]+[.T6];[.T6]);IF([.C7]&lt;[.D7];[.S7]+[.D7];[.S7]))" office:value-type="float" office:value="444" calcext:value-type="float">
            <text:p>444</text:p>
          </table:table-cell>
          <table:table-cell table:formula="of:=MAX(IF([.E6]&lt;[.E7];[.E7]+[.U6];[.U6]);IF([.D7]&lt;[.E7];[.T7]+[.E7];[.T7]))" office:value-type="float" office:value="444" calcext:value-type="float">
            <text:p>444</text:p>
          </table:table-cell>
          <table:table-cell table:formula="of:=MAX(IF([.F6]&lt;[.F7];[.F7]+[.V6];[.V6]);IF([.E7]&lt;[.F7];[.U7]+[.F7];[.U7]))" office:value-type="float" office:value="483" calcext:value-type="float">
            <text:p>483</text:p>
          </table:table-cell>
          <table:table-cell table:formula="of:=MAX(IF([.G6]&lt;[.G7];[.G7]+[.W6];[.W6]);IF([.F7]&lt;[.G7];[.V7]+[.G7];[.V7]))" office:value-type="float" office:value="555" calcext:value-type="float">
            <text:p>555</text:p>
          </table:table-cell>
          <table:table-cell table:formula="of:=MAX(IF([.H6]&lt;[.H7];[.H7]+[.X6];[.X6]);IF([.G7]&lt;[.H7];[.W7]+[.H7];[.W7]))" office:value-type="float" office:value="639" calcext:value-type="float">
            <text:p>639</text:p>
          </table:table-cell>
          <table:table-cell table:formula="of:=MAX(IF([.I6]&lt;[.I7];[.I7]+[.Y6];[.Y6]);IF([.H7]&lt;[.I7];[.X7]+[.I7];[.X7]))" office:value-type="float" office:value="639" calcext:value-type="float">
            <text:p>639</text:p>
          </table:table-cell>
          <table:table-cell table:formula="of:=MAX(IF([.J6]&lt;[.J7];[.J7]+[.Z6];[.Z6]);IF([.I7]&lt;[.J7];[.Y7]+[.J7];[.Y7]))" office:value-type="float" office:value="688" calcext:value-type="float">
            <text:p>688</text:p>
          </table:table-cell>
          <table:table-cell table:formula="of:=MAX(IF([.K6]&lt;[.K7];[.K7]+[.AA6];[.AA6]);IF([.J7]&lt;[.K7];[.Z7]+[.K7];[.Z7]))" office:value-type="float" office:value="688" calcext:value-type="float">
            <text:p>688</text:p>
          </table:table-cell>
          <table:table-cell table:formula="of:=MAX(IF([.L6]&lt;[.L7];[.L7]+[.AB6];[.AB6]);IF([.K7]&lt;[.L7];[.AA7]+[.L7];[.AA7]))" office:value-type="float" office:value="774" calcext:value-type="float">
            <text:p>774</text:p>
          </table:table-cell>
          <table:table-cell table:formula="of:=MAX(IF([.M6]&lt;[.M7];[.M7]+[.AC6];[.AC6]);IF([.L7]&lt;[.M7];[.AB7]+[.M7];[.AB7]))" office:value-type="float" office:value="774" calcext:value-type="float">
            <text:p>774</text:p>
          </table:table-cell>
          <table:table-cell table:formula="of:=MAX(IF([.N6]&lt;[.N7];[.N7]+[.AD6];[.AD6]);IF([.M7]&lt;[.N7];[.AC7]+[.N7];[.AC7]))" office:value-type="float" office:value="862" calcext:value-type="float">
            <text:p>862</text:p>
          </table:table-cell>
          <table:table-cell table:formula="of:=MAX(IF([.O6]&lt;[.O7];[.O7]+[.AE6];[.AE6]);IF([.N7]&lt;[.O7];[.AD7]+[.O7];[.AD7]))" office:value-type="float" office:value="904" calcext:value-type="float">
            <text:p>904</text:p>
          </table:table-cell>
          <table:table-cell table:style-name="Default" table:number-columns-repeated="1635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Q7]+IF([.A7]&lt;[.A8];[.A8];0)" office:value-type="float" office:value="313" calcext:value-type="float">
            <text:p>313</text:p>
          </table:table-cell>
          <table:table-cell table:formula="of:=MAX(IF([.B7]&lt;[.B8];[.B8]+[.R7];[.R7]);IF([.A8]&lt;[.B8];[.Q8]+[.B8];[.Q8]))" office:value-type="float" office:value="474" calcext:value-type="float">
            <text:p>474</text:p>
          </table:table-cell>
          <table:table-cell table:formula="of:=MAX(IF([.C7]&lt;[.C8];[.C8]+[.S7];[.S7]);IF([.B8]&lt;[.C8];[.R8]+[.C8];[.R8]))" office:value-type="float" office:value="474" calcext:value-type="float">
            <text:p>474</text:p>
          </table:table-cell>
          <table:table-cell table:formula="of:=MAX(IF([.D7]&lt;[.D8];[.D8]+[.T7];[.T7]);IF([.C8]&lt;[.D8];[.S8]+[.D8];[.S8]))" office:value-type="float" office:value="564" calcext:value-type="float">
            <text:p>564</text:p>
          </table:table-cell>
          <table:table-cell table:formula="of:=MAX(IF([.E7]&lt;[.E8];[.E8]+[.U7];[.U7]);IF([.D8]&lt;[.E8];[.T8]+[.E8];[.T8]))" office:value-type="float" office:value="564" calcext:value-type="float">
            <text:p>564</text:p>
          </table:table-cell>
          <table:table-cell table:formula="of:=MAX(IF([.F7]&lt;[.F8];[.F8]+[.V7];[.V7]);IF([.E8]&lt;[.F8];[.U8]+[.F8];[.U8]))" office:value-type="float" office:value="595" calcext:value-type="float">
            <text:p>595</text:p>
          </table:table-cell>
          <table:table-cell table:formula="of:=MAX(IF([.G7]&lt;[.G8];[.G8]+[.W7];[.W7]);IF([.F8]&lt;[.G8];[.V8]+[.G8];[.V8]))" office:value-type="float" office:value="688" calcext:value-type="float">
            <text:p>688</text:p>
          </table:table-cell>
          <table:table-cell table:formula="of:=MAX(IF([.H7]&lt;[.H8];[.H8]+[.X7];[.X7]);IF([.G8]&lt;[.H8];[.W8]+[.H8];[.W8]))" office:value-type="float" office:value="688" calcext:value-type="float">
            <text:p>688</text:p>
          </table:table-cell>
          <table:table-cell table:formula="of:=MAX(IF([.I7]&lt;[.I8];[.I8]+[.Y7];[.Y7]);IF([.H8]&lt;[.I8];[.X8]+[.I8];[.X8]))" office:value-type="float" office:value="761" calcext:value-type="float">
            <text:p>761</text:p>
          </table:table-cell>
          <table:table-cell table:formula="of:=MAX(IF([.J7]&lt;[.J8];[.J8]+[.Z7];[.Z7]);IF([.I8]&lt;[.J8];[.Y8]+[.J8];[.Y8]))" office:value-type="float" office:value="761" calcext:value-type="float">
            <text:p>761</text:p>
          </table:table-cell>
          <table:table-cell table:formula="of:=MAX(IF([.K7]&lt;[.K8];[.K8]+[.AA7];[.AA7]);IF([.J8]&lt;[.K8];[.Z8]+[.K8];[.Z8]))" office:value-type="float" office:value="761" calcext:value-type="float">
            <text:p>761</text:p>
          </table:table-cell>
          <table:table-cell table:formula="of:=MAX(IF([.L7]&lt;[.L8];[.L8]+[.AB7];[.AB7]);IF([.K8]&lt;[.L8];[.AA8]+[.L8];[.AA8]))" office:value-type="float" office:value="868" calcext:value-type="float">
            <text:p>868</text:p>
          </table:table-cell>
          <table:table-cell table:formula="of:=MAX(IF([.M7]&lt;[.M8];[.M8]+[.AC7];[.AC7]);IF([.L8]&lt;[.M8];[.AB8]+[.M8];[.AB8]))" office:value-type="float" office:value="868" calcext:value-type="float">
            <text:p>868</text:p>
          </table:table-cell>
          <table:table-cell table:formula="of:=MAX(IF([.N7]&lt;[.N8];[.N8]+[.AD7];[.AD7]);IF([.M8]&lt;[.N8];[.AC8]+[.N8];[.AC8]))" office:value-type="float" office:value="949" calcext:value-type="float">
            <text:p>949</text:p>
          </table:table-cell>
          <table:table-cell table:formula="of:=MAX(IF([.O7]&lt;[.O8];[.O8]+[.AE7];[.AE7]);IF([.N8]&lt;[.O8];[.AD8]+[.O8];[.AD8]))" office:value-type="float" office:value="949" calcext:value-type="float">
            <text:p>949</text:p>
          </table:table-cell>
          <table:table-cell table:style-name="Default" table:number-columns-repeated="163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Q8]+IF([.A8]&lt;[.A9];[.A9];0)" office:value-type="float" office:value="381" calcext:value-type="float">
            <text:p>381</text:p>
          </table:table-cell>
          <table:table-cell table:formula="of:=MAX(IF([.B8]&lt;[.B9];[.B9]+[.R8];[.R8]);IF([.A9]&lt;[.B9];[.Q9]+[.B9];[.Q9]))" office:value-type="float" office:value="474" calcext:value-type="float">
            <text:p>474</text:p>
          </table:table-cell>
          <table:table-cell table:formula="of:=MAX(IF([.C8]&lt;[.C9];[.C9]+[.S8];[.S8]);IF([.B9]&lt;[.C9];[.R9]+[.C9];[.R9]))" office:value-type="float" office:value="558" calcext:value-type="float">
            <text:p>558</text:p>
          </table:table-cell>
          <table:table-cell table:formula="of:=MAX(IF([.D8]&lt;[.D9];[.D9]+[.T8];[.T8]);IF([.C9]&lt;[.D9];[.S9]+[.D9];[.S9]))" office:value-type="float" office:value="564" calcext:value-type="float">
            <text:p>564</text:p>
          </table:table-cell>
          <table:table-cell table:formula="of:=MAX(IF([.E8]&lt;[.E9];[.E9]+[.U8];[.U8]);IF([.D9]&lt;[.E9];[.T9]+[.E9];[.T9]))" office:value-type="float" office:value="651" calcext:value-type="float">
            <text:p>651</text:p>
          </table:table-cell>
          <table:table-cell table:formula="of:=MAX(IF([.F8]&lt;[.F9];[.F9]+[.V8];[.V8]);IF([.E9]&lt;[.F9];[.U9]+[.F9];[.U9]))" office:value-type="float" office:value="651" calcext:value-type="float">
            <text:p>651</text:p>
          </table:table-cell>
          <table:table-cell table:formula="of:=MAX(IF([.G8]&lt;[.G9];[.G9]+[.W8];[.W8]);IF([.F9]&lt;[.G9];[.V9]+[.G9];[.V9]))" office:value-type="float" office:value="688" calcext:value-type="float">
            <text:p>688</text:p>
          </table:table-cell>
          <table:table-cell table:formula="of:=MAX(IF([.H8]&lt;[.H9];[.H9]+[.X8];[.X8]);IF([.G9]&lt;[.H9];[.W9]+[.H9];[.W9]))" office:value-type="float" office:value="688" calcext:value-type="float">
            <text:p>688</text:p>
          </table:table-cell>
          <table:table-cell table:formula="of:=MAX(IF([.I8]&lt;[.I9];[.I9]+[.Y8];[.Y8]);IF([.H9]&lt;[.I9];[.X9]+[.I9];[.X9]))" office:value-type="float" office:value="761" calcext:value-type="float">
            <text:p>761</text:p>
          </table:table-cell>
          <table:table-cell table:formula="of:=MAX(IF([.J8]&lt;[.J9];[.J9]+[.Z8];[.Z8]);IF([.I9]&lt;[.J9];[.Y9]+[.J9];[.Y9]))" office:value-type="float" office:value="834" calcext:value-type="float">
            <text:p>834</text:p>
          </table:table-cell>
          <table:table-cell table:formula="of:=MAX(IF([.K8]&lt;[.K9];[.K9]+[.AA8];[.AA8]);IF([.J9]&lt;[.K9];[.Z9]+[.K9];[.Z9]))" office:value-type="float" office:value="834" calcext:value-type="float">
            <text:p>834</text:p>
          </table:table-cell>
          <table:table-cell table:formula="of:=MAX(IF([.L8]&lt;[.L9];[.L9]+[.AB8];[.AB8]);IF([.K9]&lt;[.L9];[.AA9]+[.L9];[.AA9]))" office:value-type="float" office:value="881" calcext:value-type="float">
            <text:p>881</text:p>
          </table:table-cell>
          <table:table-cell table:formula="of:=MAX(IF([.M8]&lt;[.M9];[.M9]+[.AC8];[.AC8]);IF([.L9]&lt;[.M9];[.AB9]+[.M9];[.AB9]))" office:value-type="float" office:value="910" calcext:value-type="float">
            <text:p>910</text:p>
          </table:table-cell>
          <table:table-cell table:formula="of:=MAX(IF([.N8]&lt;[.N9];[.N9]+[.AD8];[.AD8]);IF([.M9]&lt;[.N9];[.AC9]+[.N9];[.AC9]))" office:value-type="float" office:value="962" calcext:value-type="float">
            <text:p>962</text:p>
          </table:table-cell>
          <table:table-cell table:formula="of:=MAX(IF([.O8]&lt;[.O9];[.O9]+[.AE8];[.AE8]);IF([.N9]&lt;[.O9];[.AD9]+[.O9];[.AD9]))" office:value-type="float" office:value="962" calcext:value-type="float">
            <text:p>962</text:p>
          </table:table-cell>
          <table:table-cell table:style-name="Default" table:number-columns-repeated="163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Q9]+IF([.A9]&lt;[.A10];[.A10];0)" office:value-type="float" office:value="460" calcext:value-type="float">
            <text:p>460</text:p>
          </table:table-cell>
          <table:table-cell table:formula="of:=MAX(IF([.B9]&lt;[.B10];[.B10]+[.R9];[.R9]);IF([.A10]&lt;[.B10];[.Q10]+[.B10];[.Q10]))" office:value-type="float" office:value="474" calcext:value-type="float">
            <text:p>474</text:p>
          </table:table-cell>
          <table:table-cell table:formula="of:=MAX(IF([.C9]&lt;[.C10];[.C10]+[.S9];[.S9]);IF([.B10]&lt;[.C10];[.R10]+[.C10];[.R10]))" office:value-type="float" office:value="558" calcext:value-type="float">
            <text:p>558</text:p>
          </table:table-cell>
          <table:table-cell table:formula="of:=MAX(IF([.D9]&lt;[.D10];[.D10]+[.T9];[.T9]);IF([.C10]&lt;[.D10];[.S10]+[.D10];[.S10]))" office:value-type="float" office:value="564" calcext:value-type="float">
            <text:p>564</text:p>
          </table:table-cell>
          <table:table-cell table:formula="of:=MAX(IF([.E9]&lt;[.E10];[.E10]+[.U9];[.U9]);IF([.D10]&lt;[.E10];[.T10]+[.E10];[.T10]))" office:value-type="float" office:value="651" calcext:value-type="float">
            <text:p>651</text:p>
          </table:table-cell>
          <table:table-cell table:formula="of:=MAX(IF([.F9]&lt;[.F10];[.F10]+[.V9];[.V9]);IF([.E10]&lt;[.F10];[.U10]+[.F10];[.U10]))" office:value-type="float" office:value="651" calcext:value-type="float">
            <text:p>651</text:p>
          </table:table-cell>
          <table:table-cell table:formula="of:=MAX(IF([.G9]&lt;[.G10];[.G10]+[.W9];[.W9]);IF([.F10]&lt;[.G10];[.V10]+[.G10];[.V10]))" office:value-type="float" office:value="758" calcext:value-type="float">
            <text:p>758</text:p>
          </table:table-cell>
          <table:table-cell table:formula="of:=MAX(IF([.H9]&lt;[.H10];[.H10]+[.X9];[.X9]);IF([.G10]&lt;[.H10];[.W10]+[.H10];[.W10]))" office:value-type="float" office:value="758" calcext:value-type="float">
            <text:p>758</text:p>
          </table:table-cell>
          <table:table-cell table:formula="of:=MAX(IF([.I9]&lt;[.I10];[.I10]+[.Y9];[.Y9]);IF([.H10]&lt;[.I10];[.X10]+[.I10];[.X10]))" office:value-type="float" office:value="839" calcext:value-type="float">
            <text:p>839</text:p>
          </table:table-cell>
          <table:table-cell table:formula="of:=MAX(IF([.J9]&lt;[.J10];[.J10]+[.Z9];[.Z9]);IF([.I10]&lt;[.J10];[.Y10]+[.J10];[.Y10]))" office:value-type="float" office:value="839" calcext:value-type="float">
            <text:p>839</text:p>
          </table:table-cell>
          <table:table-cell table:formula="of:=MAX(IF([.K9]&lt;[.K10];[.K10]+[.AA9];[.AA9]);IF([.J10]&lt;[.K10];[.Z10]+[.K10];[.Z10]))" office:value-type="float" office:value="839" calcext:value-type="float">
            <text:p>839</text:p>
          </table:table-cell>
          <table:table-cell table:formula="of:=MAX(IF([.L9]&lt;[.L10];[.L10]+[.AB9];[.AB9]);IF([.K10]&lt;[.L10];[.AA10]+[.L10];[.AA10]))" office:value-type="float" office:value="955" calcext:value-type="float">
            <text:p>955</text:p>
          </table:table-cell>
          <table:table-cell table:formula="of:=MAX(IF([.M9]&lt;[.M10];[.M10]+[.AC9];[.AC9]);IF([.L10]&lt;[.M10];[.AB10]+[.M10];[.AB10]))" office:value-type="float" office:value="979" calcext:value-type="float">
            <text:p>979</text:p>
          </table:table-cell>
          <table:table-cell table:formula="of:=MAX(IF([.N9]&lt;[.N10];[.N10]+[.AD9];[.AD9]);IF([.M10]&lt;[.N10];[.AC10]+[.N10];[.AC10]))" office:value-type="float" office:value="1069" calcext:value-type="float">
            <text:p>1069</text:p>
          </table:table-cell>
          <table:table-cell table:formula="of:=MAX(IF([.O9]&lt;[.O10];[.O10]+[.AE9];[.AE9]);IF([.N10]&lt;[.O10];[.AD10]+[.O10];[.AD10]))" office:value-type="float" office:value="1069" calcext:value-type="float">
            <text:p>1069</text:p>
          </table:table-cell>
          <table:table-cell table:style-name="Default" table:number-columns-repeated="163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Q10]+IF([.A10]&lt;[.A11];[.A11];0)" office:value-type="float" office:value="550" calcext:value-type="float">
            <text:p>550</text:p>
          </table:table-cell>
          <table:table-cell table:formula="of:=MAX(IF([.B10]&lt;[.B11];[.B11]+[.R10];[.R10]);IF([.A11]&lt;[.B11];[.Q11]+[.B11];[.Q11]))" office:value-type="float" office:value="550" calcext:value-type="float">
            <text:p>550</text:p>
          </table:table-cell>
          <table:table-cell table:formula="of:=MAX(IF([.C10]&lt;[.C11];[.C11]+[.S10];[.S10]);IF([.B11]&lt;[.C11];[.R11]+[.C11];[.R11]))" office:value-type="float" office:value="558" calcext:value-type="float">
            <text:p>558</text:p>
          </table:table-cell>
          <table:table-cell table:formula="of:=MAX(IF([.D10]&lt;[.D11];[.D11]+[.T10];[.T10]);IF([.C11]&lt;[.D11];[.S11]+[.D11];[.S11]))" office:value-type="float" office:value="564" calcext:value-type="float">
            <text:p>564</text:p>
          </table:table-cell>
          <table:table-cell table:formula="of:=MAX(IF([.E10]&lt;[.E11];[.E11]+[.U10];[.U10]);IF([.D11]&lt;[.E11];[.T11]+[.E11];[.T11]))" office:value-type="float" office:value="651" calcext:value-type="float">
            <text:p>651</text:p>
          </table:table-cell>
          <table:table-cell table:formula="of:=MAX(IF([.F10]&lt;[.F11];[.F11]+[.V10];[.V10]);IF([.E11]&lt;[.F11];[.U11]+[.F11];[.U11]))" office:value-type="float" office:value="710" calcext:value-type="float">
            <text:p>710</text:p>
          </table:table-cell>
          <table:table-cell table:formula="of:=MAX(IF([.G10]&lt;[.G11];[.G11]+[.W10];[.W10]);IF([.F11]&lt;[.G11];[.V11]+[.G11];[.V11]))" office:value-type="float" office:value="758" calcext:value-type="float">
            <text:p>758</text:p>
          </table:table-cell>
          <table:table-cell table:formula="of:=MAX(IF([.H10]&lt;[.H11];[.H11]+[.X10];[.X10]);IF([.G11]&lt;[.H11];[.W11]+[.H11];[.W11]))" office:value-type="float" office:value="758" calcext:value-type="float">
            <text:p>758</text:p>
          </table:table-cell>
          <table:table-cell table:formula="of:=MAX(IF([.I10]&lt;[.I11];[.I11]+[.Y10];[.Y10]);IF([.H11]&lt;[.I11];[.X11]+[.I11];[.X11]))" office:value-type="float" office:value="839" calcext:value-type="float">
            <text:p>839</text:p>
          </table:table-cell>
          <table:table-cell table:formula="of:=MAX(IF([.J10]&lt;[.J11];[.J11]+[.Z10];[.Z10]);IF([.I11]&lt;[.J11];[.Y11]+[.J11];[.Y11]))" office:value-type="float" office:value="871" calcext:value-type="float">
            <text:p>871</text:p>
          </table:table-cell>
          <table:table-cell table:formula="of:=MAX(IF([.K10]&lt;[.K11];[.K11]+[.AA10];[.AA10]);IF([.J11]&lt;[.K11];[.Z11]+[.K11];[.Z11]))" office:value-type="float" office:value="964" calcext:value-type="float">
            <text:p>964</text:p>
          </table:table-cell>
          <table:table-cell table:formula="of:=MAX(IF([.L10]&lt;[.L11];[.L11]+[.AB10];[.AB10]);IF([.K11]&lt;[.L11];[.AA11]+[.L11];[.AA11]))" office:value-type="float" office:value="964" calcext:value-type="float">
            <text:p>964</text:p>
          </table:table-cell>
          <table:table-cell table:formula="of:=MAX(IF([.M10]&lt;[.M11];[.M11]+[.AC10];[.AC10]);IF([.L11]&lt;[.M11];[.AB11]+[.M11];[.AB11]))" office:value-type="float" office:value="983" calcext:value-type="float">
            <text:p>983</text:p>
          </table:table-cell>
          <table:table-cell table:formula="of:=MAX(IF([.N10]&lt;[.N11];[.N11]+[.AD10];[.AD10]);IF([.M11]&lt;[.N11];[.AC11]+[.N11];[.AC11]))" office:value-type="float" office:value="1069" calcext:value-type="float">
            <text:p>1069</text:p>
          </table:table-cell>
          <table:table-cell table:formula="of:=MAX(IF([.O10]&lt;[.O11];[.O11]+[.AE10];[.AE10]);IF([.N11]&lt;[.O11];[.AD11]+[.O11];[.AD11]))" office:value-type="float" office:value="1129" calcext:value-type="float">
            <text:p>1129</text:p>
          </table:table-cell>
          <table:table-cell table:style-name="Default" table:number-columns-repeated="1635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Q11]+IF([.A11]&lt;[.A12];[.A12];0)" office:value-type="float" office:value="550" calcext:value-type="float">
            <text:p>550</text:p>
          </table:table-cell>
          <table:table-cell table:formula="of:=MAX(IF([.B11]&lt;[.B12];[.B12]+[.R11];[.R11]);IF([.A12]&lt;[.B12];[.Q12]+[.B12];[.Q12]))" office:value-type="float" office:value="550" calcext:value-type="float">
            <text:p>550</text:p>
          </table:table-cell>
          <table:table-cell table:formula="of:=MAX(IF([.C11]&lt;[.C12];[.C12]+[.S11];[.S11]);IF([.B12]&lt;[.C12];[.R12]+[.C12];[.R12]))" office:value-type="float" office:value="632" calcext:value-type="float">
            <text:p>632</text:p>
          </table:table-cell>
          <table:table-cell table:formula="of:=MAX(IF([.D11]&lt;[.D12];[.D12]+[.T11];[.T11]);IF([.C12]&lt;[.D12];[.S12]+[.D12];[.S12]))" office:value-type="float" office:value="632" calcext:value-type="float">
            <text:p>632</text:p>
          </table:table-cell>
          <table:table-cell table:formula="of:=MAX(IF([.E11]&lt;[.E12];[.E12]+[.U11];[.U11]);IF([.D12]&lt;[.E12];[.T12]+[.E12];[.T12]))" office:value-type="float" office:value="749" calcext:value-type="float">
            <text:p>749</text:p>
          </table:table-cell>
          <table:table-cell table:formula="of:=MAX(IF([.F11]&lt;[.F12];[.F12]+[.V11];[.V11]);IF([.E12]&lt;[.F12];[.U12]+[.F12];[.U12]))" office:value-type="float" office:value="749" calcext:value-type="float">
            <text:p>749</text:p>
          </table:table-cell>
          <table:table-cell table:formula="of:=MAX(IF([.G11]&lt;[.G12];[.G12]+[.W11];[.W11]);IF([.F12]&lt;[.G12];[.V12]+[.G12];[.V12]))" office:value-type="float" office:value="807" calcext:value-type="float">
            <text:p>807</text:p>
          </table:table-cell>
          <table:table-cell table:formula="of:=MAX(IF([.H11]&lt;[.H12];[.H12]+[.X11];[.X11]);IF([.G12]&lt;[.H12];[.W12]+[.H12];[.W12]))" office:value-type="float" office:value="877" calcext:value-type="float">
            <text:p>877</text:p>
          </table:table-cell>
          <table:table-cell table:formula="of:=MAX(IF([.I11]&lt;[.I12];[.I12]+[.Y11];[.Y11]);IF([.H12]&lt;[.I12];[.X12]+[.I12];[.X12]))" office:value-type="float" office:value="877" calcext:value-type="float">
            <text:p>877</text:p>
          </table:table-cell>
          <table:table-cell table:formula="of:=MAX(IF([.J11]&lt;[.J12];[.J12]+[.Z11];[.Z11]);IF([.I12]&lt;[.J12];[.Y12]+[.J12];[.Y12]))" office:value-type="float" office:value="925" calcext:value-type="float">
            <text:p>925</text:p>
          </table:table-cell>
          <table:table-cell table:formula="of:=MAX(IF([.K11]&lt;[.K12];[.K12]+[.AA11];[.AA11]);IF([.J12]&lt;[.K12];[.Z12]+[.K12];[.Z12]))" office:value-type="float" office:value="988" calcext:value-type="float">
            <text:p>988</text:p>
          </table:table-cell>
          <table:table-cell table:formula="of:=MAX(IF([.L11]&lt;[.L12];[.L12]+[.AB11];[.AB11]);IF([.K12]&lt;[.L12];[.AA12]+[.L12];[.AA12]))" office:value-type="float" office:value="1016" calcext:value-type="float">
            <text:p>1016</text:p>
          </table:table-cell>
          <table:table-cell table:formula="of:=MAX(IF([.M11]&lt;[.M12];[.M12]+[.AC11];[.AC11]);IF([.L12]&lt;[.M12];[.AB12]+[.M12];[.AB12]))" office:value-type="float" office:value="1086" calcext:value-type="float">
            <text:p>1086</text:p>
          </table:table-cell>
          <table:table-cell table:formula="of:=MAX(IF([.N11]&lt;[.N12];[.N12]+[.AD11];[.AD11]);IF([.M12]&lt;[.N12];[.AC12]+[.N12];[.AC12]))" office:value-type="float" office:value="1086" calcext:value-type="float">
            <text:p>1086</text:p>
          </table:table-cell>
          <table:table-cell table:formula="of:=MAX(IF([.O11]&lt;[.O12];[.O12]+[.AE11];[.AE11]);IF([.N12]&lt;[.O12];[.AD12]+[.O12];[.AD12]))" office:value-type="float" office:value="1198" calcext:value-type="float">
            <text:p>1198</text:p>
          </table:table-cell>
          <table:table-cell table:style-name="Default" table:number-columns-repeated="1635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Q12]+IF([.A12]&lt;[.A13];[.A13];0)" office:value-type="float" office:value="550" calcext:value-type="float">
            <text:p>550</text:p>
          </table:table-cell>
          <table:table-cell table:formula="of:=MAX(IF([.B12]&lt;[.B13];[.B13]+[.R12];[.R12]);IF([.A13]&lt;[.B13];[.Q13]+[.B13];[.Q13]))" office:value-type="float" office:value="589" calcext:value-type="float">
            <text:p>589</text:p>
          </table:table-cell>
          <table:table-cell table:formula="of:=MAX(IF([.C12]&lt;[.C13];[.C13]+[.S12];[.S12]);IF([.B13]&lt;[.C13];[.R13]+[.C13];[.R13]))" office:value-type="float" office:value="640" calcext:value-type="float">
            <text:p>640</text:p>
          </table:table-cell>
          <table:table-cell table:formula="of:=MAX(IF([.D12]&lt;[.D13];[.D13]+[.T12];[.T12]);IF([.C13]&lt;[.D13];[.S13]+[.D13];[.S13]))" office:value-type="float" office:value="717" calcext:value-type="float">
            <text:p>717</text:p>
          </table:table-cell>
          <table:table-cell table:formula="of:=MAX(IF([.E12]&lt;[.E13];[.E13]+[.U12];[.U12]);IF([.D13]&lt;[.E13];[.T13]+[.E13];[.T13]))" office:value-type="float" office:value="795" calcext:value-type="float">
            <text:p>795</text:p>
          </table:table-cell>
          <table:table-cell table:formula="of:=MAX(IF([.F12]&lt;[.F13];[.F13]+[.V12];[.V12]);IF([.E13]&lt;[.F13];[.U13]+[.F13];[.U13]))" office:value-type="float" office:value="795" calcext:value-type="float">
            <text:p>795</text:p>
          </table:table-cell>
          <table:table-cell table:formula="of:=MAX(IF([.G12]&lt;[.G13];[.G13]+[.W12];[.W12]);IF([.F13]&lt;[.G13];[.V13]+[.G13];[.V13]))" office:value-type="float" office:value="841" calcext:value-type="float">
            <text:p>841</text:p>
          </table:table-cell>
          <table:table-cell table:formula="of:=MAX(IF([.H12]&lt;[.H13];[.H13]+[.X12];[.X12]);IF([.G13]&lt;[.H13];[.W13]+[.H13];[.W13]))" office:value-type="float" office:value="891" calcext:value-type="float">
            <text:p>891</text:p>
          </table:table-cell>
          <table:table-cell table:formula="of:=MAX(IF([.I12]&lt;[.I13];[.I13]+[.Y12];[.Y12]);IF([.H13]&lt;[.I13];[.X13]+[.I13];[.X13]))" office:value-type="float" office:value="891" calcext:value-type="float">
            <text:p>891</text:p>
          </table:table-cell>
          <table:table-cell table:formula="of:=MAX(IF([.J12]&lt;[.J13];[.J13]+[.Z12];[.Z12]);IF([.I13]&lt;[.J13];[.Y13]+[.J13];[.Y13]))" office:value-type="float" office:value="981" calcext:value-type="float">
            <text:p>981</text:p>
          </table:table-cell>
          <table:table-cell table:formula="of:=MAX(IF([.K12]&lt;[.K13];[.K13]+[.AA12];[.AA12]);IF([.J13]&lt;[.K13];[.Z13]+[.K13];[.Z13]))" office:value-type="float" office:value="1063" calcext:value-type="float">
            <text:p>1063</text:p>
          </table:table-cell>
          <table:table-cell table:formula="of:=MAX(IF([.L12]&lt;[.L13];[.L13]+[.AB12];[.AB12]);IF([.K13]&lt;[.L13];[.AA13]+[.L13];[.AA13]))" office:value-type="float" office:value="1140" calcext:value-type="float">
            <text:p>1140</text:p>
          </table:table-cell>
          <table:table-cell table:formula="of:=MAX(IF([.M12]&lt;[.M13];[.M13]+[.AC12];[.AC12]);IF([.L13]&lt;[.M13];[.AB13]+[.M13];[.AB13]))" office:value-type="float" office:value="1140" calcext:value-type="float">
            <text:p>1140</text:p>
          </table:table-cell>
          <table:table-cell table:formula="of:=MAX(IF([.N12]&lt;[.N13];[.N13]+[.AD12];[.AD12]);IF([.M13]&lt;[.N13];[.AC13]+[.N13];[.AC13]))" office:value-type="float" office:value="1140" calcext:value-type="float">
            <text:p>1140</text:p>
          </table:table-cell>
          <table:table-cell table:formula="of:=MAX(IF([.O12]&lt;[.O13];[.O13]+[.AE12];[.AE12]);IF([.N13]&lt;[.O13];[.AD13]+[.O13];[.AD13]))" office:value-type="float" office:value="1198" calcext:value-type="float">
            <text:p>1198</text:p>
          </table:table-cell>
          <table:table-cell table:style-name="Default" table:number-columns-repeated="1635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Q13]+IF([.A13]&lt;[.A14];[.A14];0)" office:value-type="float" office:value="550" calcext:value-type="float">
            <text:p>550</text:p>
          </table:table-cell>
          <table:table-cell table:formula="of:=MAX(IF([.B13]&lt;[.B14];[.B14]+[.R13];[.R13]);IF([.A14]&lt;[.B14];[.Q14]+[.B14];[.Q14]))" office:value-type="float" office:value="651" calcext:value-type="float">
            <text:p>651</text:p>
          </table:table-cell>
          <table:table-cell table:formula="of:=MAX(IF([.C13]&lt;[.C14];[.C14]+[.S13];[.S13]);IF([.B14]&lt;[.C14];[.R14]+[.C14];[.R14]))" office:value-type="float" office:value="736" calcext:value-type="float">
            <text:p>736</text:p>
          </table:table-cell>
          <table:table-cell table:formula="of:=MAX(IF([.D13]&lt;[.D14];[.D14]+[.T13];[.T13]);IF([.C14]&lt;[.D14];[.S14]+[.D14];[.S14]))" office:value-type="float" office:value="736" calcext:value-type="float">
            <text:p>736</text:p>
          </table:table-cell>
          <table:table-cell table:formula="of:=MAX(IF([.E13]&lt;[.E14];[.E14]+[.U13];[.U13]);IF([.D14]&lt;[.E14];[.T14]+[.E14];[.T14]))" office:value-type="float" office:value="795" calcext:value-type="float">
            <text:p>795</text:p>
          </table:table-cell>
          <table:table-cell table:formula="of:=MAX(IF([.F13]&lt;[.F14];[.F14]+[.V13];[.V13]);IF([.E14]&lt;[.F14];[.U14]+[.F14];[.U14]))" office:value-type="float" office:value="869" calcext:value-type="float">
            <text:p>869</text:p>
          </table:table-cell>
          <table:table-cell table:formula="of:=MAX(IF([.G13]&lt;[.G14];[.G14]+[.W13];[.W13]);IF([.F14]&lt;[.G14];[.V14]+[.G14];[.V14]))" office:value-type="float" office:value="869" calcext:value-type="float">
            <text:p>869</text:p>
          </table:table-cell>
          <table:table-cell table:formula="of:=MAX(IF([.H13]&lt;[.H14];[.H14]+[.X13];[.X13]);IF([.G14]&lt;[.H14];[.W14]+[.H14];[.W14]))" office:value-type="float" office:value="985" calcext:value-type="float">
            <text:p>985</text:p>
          </table:table-cell>
          <table:table-cell table:formula="of:=MAX(IF([.I13]&lt;[.I14];[.I14]+[.Y13];[.Y13]);IF([.H14]&lt;[.I14];[.X14]+[.I14];[.X14]))" office:value-type="float" office:value="985" calcext:value-type="float">
            <text:p>985</text:p>
          </table:table-cell>
          <table:table-cell table:formula="of:=MAX(IF([.J13]&lt;[.J14];[.J14]+[.Z13];[.Z13]);IF([.I14]&lt;[.J14];[.Y14]+[.J14];[.Y14]))" office:value-type="float" office:value="1074" calcext:value-type="float">
            <text:p>1074</text:p>
          </table:table-cell>
          <table:table-cell table:formula="of:=MAX(IF([.K13]&lt;[.K14];[.K14]+[.AA13];[.AA13]);IF([.J14]&lt;[.K14];[.Z14]+[.K14];[.Z14]))" office:value-type="float" office:value="1074" calcext:value-type="float">
            <text:p>1074</text:p>
          </table:table-cell>
          <table:table-cell table:formula="of:=MAX(IF([.L13]&lt;[.L14];[.L14]+[.AB13];[.AB13]);IF([.K14]&lt;[.L14];[.AA14]+[.L14];[.AA14]))" office:value-type="float" office:value="1140" calcext:value-type="float">
            <text:p>1140</text:p>
          </table:table-cell>
          <table:table-cell table:formula="of:=MAX(IF([.M13]&lt;[.M14];[.M14]+[.AC13];[.AC13]);IF([.L14]&lt;[.M14];[.AB14]+[.M14];[.AB14]))" office:value-type="float" office:value="1140" calcext:value-type="float">
            <text:p>1140</text:p>
          </table:table-cell>
          <table:table-cell table:formula="of:=MAX(IF([.N13]&lt;[.N14];[.N14]+[.AD13];[.AD13]);IF([.M14]&lt;[.N14];[.AC14]+[.N14];[.AC14]))" office:value-type="float" office:value="1189" calcext:value-type="float">
            <text:p>1189</text:p>
          </table:table-cell>
          <table:table-cell table:formula="of:=MAX(IF([.O13]&lt;[.O14];[.O14]+[.AE13];[.AE13]);IF([.N14]&lt;[.O14];[.AD14]+[.O14];[.AD14]))" office:value-type="float" office:value="1198" calcext:value-type="float">
            <text:p>1198</text:p>
          </table:table-cell>
          <table:table-cell table:style-name="Default" table:number-columns-repeated="163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Q14]+IF([.A14]&lt;[.A15];[.A15];0)" office:value-type="float" office:value="550" calcext:value-type="float">
            <text:p>550</text:p>
          </table:table-cell>
          <table:table-cell table:formula="of:=MAX(IF([.B14]&lt;[.B15];[.B15]+[.R14];[.R14]);IF([.A15]&lt;[.B15];[.Q15]+[.B15];[.Q15]))" office:value-type="float" office:value="745" calcext:value-type="float">
            <text:p>745</text:p>
          </table:table-cell>
          <table:table-cell table:formula="of:=MAX(IF([.C14]&lt;[.C15];[.C15]+[.S14];[.S14]);IF([.B15]&lt;[.C15];[.R15]+[.C15];[.R15]))" office:value-type="float" office:value="745" calcext:value-type="float">
            <text:p>745</text:p>
          </table:table-cell>
          <table:table-cell table:formula="of:=MAX(IF([.D14]&lt;[.D15];[.D15]+[.T14];[.T14]);IF([.C15]&lt;[.D15];[.S15]+[.D15];[.S15]))" office:value-type="float" office:value="758" calcext:value-type="float">
            <text:p>758</text:p>
          </table:table-cell>
          <table:table-cell table:formula="of:=MAX(IF([.E14]&lt;[.E15];[.E15]+[.U14];[.U14]);IF([.D15]&lt;[.E15];[.T15]+[.E15];[.T15]))" office:value-type="float" office:value="830" calcext:value-type="float">
            <text:p>830</text:p>
          </table:table-cell>
          <table:table-cell table:formula="of:=MAX(IF([.F14]&lt;[.F15];[.F15]+[.V14];[.V14]);IF([.E15]&lt;[.F15];[.U15]+[.F15];[.U15]))" office:value-type="float" office:value="880" calcext:value-type="float">
            <text:p>880</text:p>
          </table:table-cell>
          <table:table-cell table:formula="of:=MAX(IF([.G14]&lt;[.G15];[.G15]+[.W14];[.W14]);IF([.F15]&lt;[.G15];[.V15]+[.G15];[.V15]))" office:value-type="float" office:value="965" calcext:value-type="float">
            <text:p>965</text:p>
          </table:table-cell>
          <table:table-cell table:formula="of:=MAX(IF([.H14]&lt;[.H15];[.H15]+[.X14];[.X14]);IF([.G15]&lt;[.H15];[.W15]+[.H15];[.W15]))" office:value-type="float" office:value="985" calcext:value-type="float">
            <text:p>985</text:p>
          </table:table-cell>
          <table:table-cell table:formula="of:=MAX(IF([.I14]&lt;[.I15];[.I15]+[.Y14];[.Y14]);IF([.H15]&lt;[.I15];[.X15]+[.I15];[.X15]))" office:value-type="float" office:value="985" calcext:value-type="float">
            <text:p>985</text:p>
          </table:table-cell>
          <table:table-cell table:formula="of:=MAX(IF([.J14]&lt;[.J15];[.J15]+[.Z14];[.Z14]);IF([.I15]&lt;[.J15];[.Y15]+[.J15];[.Y15]))" office:value-type="float" office:value="1074" calcext:value-type="float">
            <text:p>1074</text:p>
          </table:table-cell>
          <table:table-cell table:formula="of:=MAX(IF([.K14]&lt;[.K15];[.K15]+[.AA14];[.AA14]);IF([.J15]&lt;[.K15];[.Z15]+[.K15];[.Z15]))" office:value-type="float" office:value="1074" calcext:value-type="float">
            <text:p>1074</text:p>
          </table:table-cell>
          <table:table-cell table:formula="of:=MAX(IF([.L14]&lt;[.L15];[.L15]+[.AB14];[.AB14]);IF([.K15]&lt;[.L15];[.AA15]+[.L15];[.AA15]))" office:value-type="float" office:value="1202" calcext:value-type="float">
            <text:p>1202</text:p>
          </table:table-cell>
          <table:table-cell table:formula="of:=MAX(IF([.M14]&lt;[.M15];[.M15]+[.AC14];[.AC14]);IF([.L15]&lt;[.M15];[.AB15]+[.M15];[.AB15]))" office:value-type="float" office:value="1202" calcext:value-type="float">
            <text:p>1202</text:p>
          </table:table-cell>
          <table:table-cell table:formula="of:=MAX(IF([.N14]&lt;[.N15];[.N15]+[.AD14];[.AD14]);IF([.M15]&lt;[.N15];[.AC15]+[.N15];[.AC15]))" office:value-type="float" office:value="1296" calcext:value-type="float">
            <text:p>1296</text:p>
          </table:table-cell>
          <table:table-cell table:formula="of:=MAX(IF([.O14]&lt;[.O15];[.O15]+[.AE14];[.AE14]);IF([.N15]&lt;[.O15];[.AD15]+[.O15];[.AD15]))" office:value-type="float" office:value="1296" calcext:value-type="float">
            <text:p>1296</text:p>
          </table:table-cell>
          <table:table-cell table:style-name="Default" table:number-columns-repeated="16353"/>
        </table:table-row>
        <table:table-row table:style-name="ro1" table:number-rows-repeated="12">
          <table:table-cell table:style-name="Default" table:number-columns-repeated="15"/>
          <table:table-cell/>
          <table:table-cell table:style-name="Default" table:number-columns-repeated="1636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7"/>
          <table:table-cell table:style-name="Default" office:value-type="float" office:value="1296" calcext:value-type="float">
            <text:p>1296</text:p>
          </table:table-cell>
          <table:table-cell table:style-name="Default"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8" style:display-name="PageStyle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ujitsu</meta:initial-creator>
    <meta:creation-date>2020-10-02T04:54:33</meta:creation-date>
    <dc:date>2025-09-30T20:21:20.277759963</dc:date>
    <meta:generator>LibreOffice/25.8.1.1$Linux_X86_64 LibreOffice_project/6493efb0486b5ef4a09f10f25df428a1c89b13aa</meta:generator>
    <meta:editing-duration>PT14M58S</meta:editing-duration>
    <meta:editing-cycles>1</meta:editing-cycles>
    <meta:document-statistic meta:table-count="1" meta:cell-count="451" meta:object-count="0"/>
    <meta:user-defined meta:name="AppVersion">16.0300</meta:user-defined>
  </office:meta>
</office:document-meta>
</file>